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AfterDefinition.AddAfter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owAction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AfterDefinition.actionPerformed( Ac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teRowDefinition.fireActionEvent( Ac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veUpDefinition.actionPerformed( Ac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veUpDefinition.MoveUp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leteRowDefinition.hasAction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veDownDefinition.actionPerformed( Ac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veDownDefinition.MoveDow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